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ining Ant Colony Optimization Performance for Ship Evacuation</text:h>
      <text:p text:style-name="Standard"/>
      <text:p text:style-name="Standard">In this project we will be using variants of Ant Colony Optimization (ACO) algorithms to find safe passage off a ship for all passengers during a computer simulated crisis. The ships will be modeled as undirected and dynamic graphs where nodes represents any section of the ship and the vertices shows that it is possible to move from one section to another. The dynamic element in the model will be a fire which will spread and be the cause of the evacuation. All models will be of actual ships which follow shipbuilding rules and regulations.</text:p>
      <text:p text:style-name="Standard"/>
      <text:p text:style-name="Standard">The implemented solution will be compared to state of the art algorithms, first and foremost Dijkstra's algorithm as it is the most commonly used graph search algorithm. The algorithms will be evaluated based on computation time and potential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P1"/>
      <text:p text:style-name="P1">We will implement a simulation environment and algorithms while using existing frameworks to simulate human behavior as creating our own would be outside the scope of the project and outside our field of expertise.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6H43M44S</meta:editing-duration>
    <meta:editing-cycles>16</meta:editing-cycles>
    <meta:generator>OpenOffice.org/3.3$Win32 OpenOffice.org_project/330m20$Build-9567</meta:generator>
    <dc:date>2013-02-03T00:58:21.46</dc:date>
    <meta:document-statistic meta:table-count="0" meta:image-count="0" meta:object-count="0" meta:page-count="1" meta:paragraph-count="4" meta:word-count="305" meta:character-count="1860"/>
    <meta:user-defined meta:name="Info 1"/>
    <meta:user-defined meta:name="Info 2"/>
    <meta:user-defined meta:name="Info 3"/>
    <meta:user-defined meta:name="Info 4"/>
  </office:meta>
</office:document-meta>
</file>